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width="0.102cm" svg:stroke-color="#000000" draw:marker-end="Arrow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02cm" svg:stroke-color="#000000" draw:marker-end="Arrow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02cm" svg:stroke-color="#000000" draw:marker-end="Arrow" draw:marker-end-width="0.306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36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1" draw:id="id1" draw:layer="layout" svg:width="3.556cm" svg:height="3.556cm" svg:x="2.524cm" svg:y="6.207cm">
          <text:p text:style-name="P1">Raw ADC</text:p>
          <text:p text:style-name="P1">(ushort ring buf)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556cm" svg:height="3.556cm" svg:x="2.524cm" svg:y="11.414cm">
          <text:p text:style-name="P1">Filtered</text:p>
          <text:p text:style-name="P1">ADC</text:p>
          <text:p text:style-name="P1">(ushort ring buf)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556cm" svg:height="3.556cm" svg:x="2.524cm" svg:y="16.494cm">
          <text:p text:style-name="P1">Raw Pulse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556cm" svg:height="3.556cm" svg:x="2.524cm" svg:y="21.574cm">
          <text:p text:style-name="P1">Pulse</text:p>
          <text:p text:style-name="P1">(ushort ring buf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302cm" svg:y1="9.763cm" svg:x2="4.302cm" svg:y2="11.414cm" draw:start-shape="id1" draw:start-glue-point="2" draw:end-shape="id2" draw:end-glue-point="0" svg:d="m4302 9763v1651">
          <text:p/>
        </draw:connector>
        <draw:connector draw:style-name="gr2" draw:text-style-name="P1" draw:layer="layout" svg:x1="4.302cm" svg:y1="14.97cm" svg:x2="4.302cm" svg:y2="16.494cm" draw:start-shape="id2" draw:start-glue-point="2" draw:end-shape="id3" draw:end-glue-point="0" svg:d="m4302 14970v1524">
          <text:p/>
        </draw:connector>
        <draw:connector draw:style-name="gr2" draw:text-style-name="P1" draw:layer="layout" svg:x1="4.302cm" svg:y1="20.05cm" svg:x2="4.302cm" svg:y2="21.574cm" draw:start-shape="id3" draw:start-glue-point="2" draw:end-shape="id4" svg:d="m4302 20050v1524">
          <text:p/>
        </draw:connector>
        <draw:connector draw:style-name="gr2" draw:text-style-name="P1" draw:layer="layout" svg:x1="4.302cm" svg:y1="25.13cm" svg:x2="4.294cm" svg:y2="26.365cm" draw:start-shape="id4" draw:start-glue-point="2" svg:d="m4302 25130v893h-8v342">
          <text:p/>
        </draw:connector>
        <draw:custom-shape draw:style-name="gr3" draw:text-style-name="P1" xml:id="id5" draw:id="id5" draw:layer="layout" svg:width="2.794cm" svg:height="2.667cm" svg:x="2.905cm" svg:y="1.762cm">
          <text:p text:style-name="P1">AD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4.302cm" svg:y1="4.429cm" svg:x2="4.302cm" svg:y2="6.207cm" draw:start-shape="id5" draw:start-glue-point="8" draw:end-shape="id1" svg:d="m4302 4429v1778">
          <text:p/>
        </draw:connector>
        <draw:frame draw:style-name="gr5" draw:layer="layout" svg:width="3.868cm" svg:height="0.806cm" svg:x="6.207cm" svg:y="5.064cm">
          <draw:text-box>
            <text:p>DMA Hardware</text:p>
          </draw:text-box>
        </draw:frame>
        <draw:frame draw:style-name="gr5" draw:layer="layout" svg:width="2.979cm" svg:height="0.806cm" svg:x="5.692cm" svg:y="15.351cm">
          <draw:text-box>
            <text:p>Find_Pulse</text:p>
          </draw:text-box>
        </draw:frame>
        <draw:frame draw:style-name="gr5" draw:layer="layout" svg:width="3.254cm" svg:height="0.806cm" svg:x="5.699cm" svg:y="10.144cm">
          <draw:text-box>
            <text:p>Filter_Signal</text:p>
          </draw:text-box>
        </draw:frame>
      </draw:page>
      <draw:page draw:name="page2" draw:style-name="dp1" draw:master-page-name="Default">
        <draw:custom-shape draw:style-name="gr1" draw:text-style-name="P1" xml:id="id11" draw:id="id11" draw:layer="layout" svg:width="3.556cm" svg:height="3.556cm" svg:x="8.112cm" svg:y="9.128cm">
          <text:p text:style-name="P1"><text:span text:style-name="T1">SpectrumB</text:span></text:p>
          <text:p text:style-name="P1">(uchar array)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4.191cm" svg:height="2.794cm" svg:x="5.064cm" svg:y="14.589cm">
          <text:p text:style-name="P1"><text:span text:style-name="T2">-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7" draw:text-style-name="P1" draw:layer="layout" draw:type="line" svg:x1="7.16cm" svg:y1="17.383cm" svg:x2="4.683cm" svg:y2="19.669cm" draw:start-shape="id6" draw:start-glue-point="5" draw:end-shape="id7" draw:end-glue-point="0" svg:d="m7160 17383-2477 2286">
          <text:p/>
        </draw:connector>
        <draw:custom-shape draw:style-name="gr1" draw:text-style-name="P1" xml:id="id9" draw:id="id9" draw:layer="layout" svg:width="3.556cm" svg:height="3.556cm" svg:x="13.573cm" svg:y="14.716cm">
          <text:p text:style-name="P1">Energy</text:p>
          <text:p text:style-name="P1">Table</text:p>
          <text:p text:style-name="P1">(ushort array)</text:p>
          <draw:enhanced-geometry svg:viewBox="0 0 21600 21600" draw:type="rectangle" draw:enhanced-path="M 0 0 L 21600 0 21600 21600 0 21600 0 0 Z N"/>
        </draw:custom-shape>
        <draw:custom-shape draw:style-name="gr6" draw:text-style-name="P1" xml:id="id8" draw:id="id8" draw:layer="layout" svg:width="4.191cm" svg:height="2.794cm" svg:x="5.26cm" svg:y="3.239cm">
          <text:p text:style-name="P1">Scale To</text:p>
          <text:p text:style-name="P1">Array</text:p>
          <text:p text:style-name="P1">Index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" draw:text-style-name="P1" draw:layer="layout" draw:type="line" svg:x1="7.404cm" svg:y1="1.857cm" svg:x2="7.356cm" svg:y2="3.239cm" draw:end-shape="id8" draw:end-glue-point="7" svg:d="m7404 1857-48 1382">
          <text:p/>
        </draw:connector>
        <draw:custom-shape draw:style-name="gr3" draw:text-style-name="P1" xml:id="id7" draw:id="id7" draw:layer="layout" svg:width="3.302cm" svg:height="2.159cm" svg:x="3.032cm" svg:y="19.669cm">
          <text:p text:style-name="P1">Bar Graph</text:p>
          <text:p text:style-name="P1">Disp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0" draw:id="id10" draw:layer="layout" svg:width="3.302cm" svg:height="2.159cm" svg:x="13.7cm" svg:y="19.669cm">
          <text:p text:style-name="P1">Peak</text:p>
          <text:p text:style-name="P1">Disp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5.351cm" svg:y1="18.272cm" svg:x2="15.351cm" svg:y2="19.669cm" draw:start-shape="id9" draw:start-glue-point="2" draw:end-shape="id10" draw:end-glue-point="0" svg:d="m15351 18272v1397">
          <text:p/>
        </draw:connector>
        <draw:custom-shape draw:style-name="gr1" draw:text-style-name="P1" xml:id="id12" draw:id="id12" draw:layer="layout" svg:width="3.556cm" svg:height="3.556cm" svg:x="2.836cm" svg:y="9.14cm">
          <text:p text:style-name="P1"><text:span text:style-name="T1">SpectrumA</text:span></text:p>
          <text:p text:style-name="P1">(uchar array)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.356cm" svg:y1="6.033cm" svg:x2="9.89cm" svg:y2="9.128cm" draw:start-shape="id8" draw:start-glue-point="5" draw:end-shape="id11" draw:end-glue-point="0" svg:d="m7356 6033 2534 3095">
          <text:p/>
        </draw:connector>
        <draw:connector draw:style-name="gr4" draw:text-style-name="P1" draw:layer="layout" draw:type="line" svg:x1="7.356cm" svg:y1="6.033cm" svg:x2="4.614cm" svg:y2="9.14cm" draw:start-shape="id8" draw:start-glue-point="5" draw:end-shape="id12" draw:end-glue-point="0" svg:d="m7356 6033-2742 3107">
          <text:p/>
        </draw:connector>
        <draw:connector draw:style-name="gr4" draw:text-style-name="P1" draw:layer="layout" draw:type="line" svg:x1="4.614cm" svg:y1="12.696cm" svg:x2="7.16cm" svg:y2="14.589cm" draw:start-shape="id12" draw:start-glue-point="2" draw:end-shape="id6" draw:end-glue-point="7" svg:d="m4614 12696 2546 1893">
          <text:p/>
        </draw:connector>
        <draw:connector draw:style-name="gr4" draw:text-style-name="P1" draw:layer="layout" draw:type="line" svg:x1="9.89cm" svg:y1="12.684cm" svg:x2="7.16cm" svg:y2="14.589cm" draw:start-shape="id11" draw:start-glue-point="2" draw:end-shape="id6" draw:end-glue-point="7" svg:d="m9890 12684-2730 1905">
          <text:p/>
        </draw:connector>
        <draw:custom-shape draw:style-name="gr3" draw:text-style-name="P1" xml:id="id13" draw:id="id13" draw:layer="layout" svg:width="3.302cm" svg:height="2.159cm" svg:x="7.477cm" svg:y="19.669cm">
          <text:p text:style-name="P1">File Out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7.16cm" svg:y1="17.383cm" svg:x2="9.128cm" svg:y2="19.669cm" draw:start-shape="id6" draw:start-glue-point="5" draw:end-shape="id13" draw:end-glue-point="0" svg:d="m7160 17383 1968 2286">
          <text:p/>
        </draw:connector>
        <draw:frame draw:style-name="gr5" draw:layer="layout" svg:width="4.143cm" svg:height="0.806cm" svg:x="10.652cm" svg:y="3.794cm">
          <draw:text-box>
            <text:p>Pulse_2_Counts</text:p>
          </draw:text-box>
        </draw:frame>
        <draw:frame draw:style-name="gr5" draw:layer="layout" svg:width="5.023cm" svg:height="0.806cm" svg:x="1.057cm" svg:y="17.212cm">
          <draw:text-box>
            <text:p>Counts_2_Spectrum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02cm" svg:stroke-color="#000000" draw:marker-end="Arrow" draw:marker-end-width="0.406cm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4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04T14:37:25</meta:creation-date>
    <dc:date>2012-03-05T19:23:39</dc:date>
    <meta:editing-duration>PT4H21M42S</meta:editing-duration>
    <meta:editing-cycles>6</meta:editing-cycles>
    <meta:generator>LibreOffice/3.4$Linux LibreOffice_project/340m1$Build-402</meta:generator>
    <meta:document-statistic meta:object-count="31"/>
  </office:meta>
</office:document-meta>
</file>